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Plan</text:p>
      <text:p text:style-name="Standard">Date02</text:p>
      <text:p text:style-name="Standard">Zack Lawton</text:p>
      <text:p text:style-name="Standard"/>
      <text:p text:style-name="Standard"/>
      <text:list xml:id="list4457414433789695428" text:style-name="L1">
        <text:list-item>
          <text:p text:style-name="P1">Test Constructors</text:p>
          <text:list>
            <text:list-item>
              <text:p text:style-name="P1">Execute setMonth()</text:p>
              <text:list>
                <text:list-item>
                  <text:p text:style-name="P1">Execute display()</text:p>
                </text:list-item>
              </text:list>
            </text:list-item>
            <text:list-item>
              <text:p text:style-name="P1">Execute setDay()</text:p>
              <text:list>
                <text:list-item>
                  <text:p text:style-name="P1">Execute display()</text:p>
                </text:list-item>
              </text:list>
            </text:list-item>
            <text:list-item>
              <text:p text:style-name="P1">Execute setYear()</text:p>
              <text:list>
                <text:list-item>
                  <text:p text:style-name="P1">Execute display()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Lawton</meta:initial-creator>
    <meta:creation-date>2014-02-09T21:26:07</meta:creation-date>
    <meta:document-statistic meta:table-count="0" meta:image-count="0" meta:object-count="0" meta:page-count="1" meta:paragraph-count="10" meta:word-count="26" meta:character-count="159"/>
    <dc:date>2014-02-09T21:43:30</dc:date>
    <dc:creator>Zack Lawton</dc:creator>
    <meta:editing-duration>PT17M23S</meta:editing-duration>
    <meta:editing-cycles>1</meta:editing-cycles>
    <meta:generator>OpenOffice/4.0.1$Unix OpenOffice.org_project/401m5$Build-9714</meta:generator>
  </office:meta>
</office:document-meta>
</file>